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58.14pt"/>
    </style:style>
    <style:style style:name="co4" style:family="table-column">
      <style:table-column-properties fo:break-before="auto" style:column-width="54.2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72.99pt"/>
    </style:style>
    <style:style style:name="co8" style:family="table-column">
      <style:table-column-properties fo:break-before="auto" style:column-width="102.81pt"/>
    </style:style>
    <style:style style:name="co9" style:family="table-column">
      <style:table-column-properties fo:break-before="auto" style:column-width="96.55pt"/>
    </style:style>
    <style:style style:name="co10" style:family="table-column">
      <style:table-column-properties fo:break-before="auto" style:column-width="97.3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123456 Days with Col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other_location</text:p>
          </table:table-cell>
          <table:table-cell office:value-type="string" calcext:value-type="string">
            <text:p>contact_email</text:p>
          </table:table-cell>
          <table:table-cell office:value-type="string" calcext:value-type="string">
            <text:p>contact_name</text:p>
          </table:table-cell>
          <table:table-cell office:value-type="string" calcext:value-type="string">
            <text:p>pri_group_type_desc</text:p>
          </table:table-cell>
          <table:table-cell office:value-type="string" calcext:value-type="string">
            <text:p>pri_group_desc</text:p>
          </table:table-cell>
          <table:table-cell office:value-type="string" calcext:value-type="string">
            <text:p>group_type_desc_1</text:p>
          </table:table-cell>
          <table:table-cell office:value-type="string" calcext:value-type="string">
            <text:p>group_desc_1</text:p>
          </table:table-cell>
          <table:table-cell office:value-type="string" calcext:value-type="string">
            <text:p>group_type_desc_2</text:p>
          </table:table-cell>
          <table:table-cell office:value-type="string" calcext:value-type="string">
            <text:p>group_desc_2</text:p>
          </table:table-cell>
          <table:table-cell office:value-type="string" calcext:value-type="string">
            <text:p>group_type_desc_3</text:p>
          </table:table-cell>
          <table:table-cell office:value-type="string" calcext:value-type="string">
            <text:p>group_desc_3</text:p>
          </table:table-cell>
          <table:table-cell office:value-type="string" calcext:value-type="string">
            <text:p>group_type_desc_4</text:p>
          </table:table-cell>
          <table:table-cell office:value-type="string" calcext:value-type="string">
            <text:p>group_desc_4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9/1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9/1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9/2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0/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0/1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0/2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1/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1/1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1/2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2/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2/1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/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/1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1/2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2/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2/1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2/2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3/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3/1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4/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4/1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4/2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5/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5/1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5/2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6/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- Red</text:p>
          </table:table-cell>
          <table:table-cell table:number-columns-repeated="2"/>
          <table:table-cell table:number-columns-repeated="2" office:value-type="string" calcext:value-type="string">
            <text:p>6/1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9/1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9/1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9/2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0/1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0/2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0/2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1/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1/1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1/2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2/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2/1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/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/1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1/2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2/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2/1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2/2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3/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3/3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4/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4/1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4/2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5/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5/1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5/2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- Orange</text:p>
          </table:table-cell>
          <table:table-cell table:number-columns-repeated="2"/>
          <table:table-cell table:number-columns-repeated="2" office:value-type="string" calcext:value-type="string">
            <text:p>6/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9/1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9/2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0/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0/1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0/2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0/3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1/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1/1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1/2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2/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2/1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/1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/2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1/3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2/1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2/2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2/2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3/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3/3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4/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4/2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4/2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5/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5/1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5/2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- Purple</text:p>
          </table:table-cell>
          <table:table-cell table:number-columns-repeated="2"/>
          <table:table-cell table:number-columns-repeated="2" office:value-type="string" calcext:value-type="string">
            <text:p>6/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9/1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9/2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0/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0/1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0/2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0/3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1/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1/1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2/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2/1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2/1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/1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/2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1/3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2/1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2/2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3/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3/1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4/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4/1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4/2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4/3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5/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5/1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5/2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- Green</text:p>
          </table:table-cell>
          <table:table-cell table:number-columns-repeated="2"/>
          <table:table-cell table:number-columns-repeated="2" office:value-type="string" calcext:value-type="string">
            <text:p>6/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9/1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9/2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0/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0/1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0/2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1/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1/1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1/2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2/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2/1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/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/1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1/2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2/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2/1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2/2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3/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3/1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4/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4/1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4/2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5/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5/1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5/1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5/2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5/2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- Blue</text:p>
          </table:table-cell>
          <table:table-cell table:number-columns-repeated="2"/>
          <table:table-cell table:number-columns-repeated="2" office:value-type="string" calcext:value-type="string">
            <text:p>6/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9/1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9/2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0/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0/1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0/2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1/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1/1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1/2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2/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2/1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/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/1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1/2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2/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2/1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2/2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3/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3/1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4/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4/1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4/2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5/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5/1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5/2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6/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- Teal</text:p>
          </table:table-cell>
          <table:table-cell table:number-columns-repeated="2"/>
          <table:table-cell table:number-columns-repeated="2" office:value-type="string" calcext:value-type="string">
            <text:p>6/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1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1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2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2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2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2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3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1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1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1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1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2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2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0/2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1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1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1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1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2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2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2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2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2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1/3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1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1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1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2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3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2/3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1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1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1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1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2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2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2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1/2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1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1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1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1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2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2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2/2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1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1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1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1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1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1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3/2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1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1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1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18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1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2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2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4/2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2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9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1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1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1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23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24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25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30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5/3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6/6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6/7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6/11/20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6/2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6/3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1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2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3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7/3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1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29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30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8/3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1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2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3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4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5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6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7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9/8/19</text:p>
          </table:table-cell>
          <table:table-cell table:number-columns-repeated="3"/>
          <table:table-cell office:value-type="string" calcext:value-type="string">
            <text:p>PageContent</text:p>
          </table:table-cell>
          <table:table-cell office:value-type="string" calcext:value-type="string">
            <text:p>123456 New Color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5" meta:object-count="0"/>
    <meta:generator>LibreOffice/5.2.7.2$Linux_ARM_EABI LibreOffice_project/528e71104c3fcc3637004cef595401b05295414c</meta:generator>
  </office:meta>
</office:document-meta>
</file>